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89.93mm" svg:x="282.5mm" svg:y="49.36mm">
            <draw:object draw:notify-on-update-of-ranges="Sheet1.A1:Sheet1.A1 Sheet1.B1:Sheet1.K1 Sheet1.A2:Sheet1.A2 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mba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3" office:value-type="percentage" office:value="0.8" calcext:value-type="percentage">
            <text:p>80.00%</text:p>
          </table:table-cell>
          <table:table-cell table:style-name="ce3" office:value-type="percentage" office:value="0.9" calcext:value-type="percentage">
            <text:p>90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Time 1 /s</text:p>
          </table:table-cell>
          <table:table-cell table:style-name="ce1" office:value-type="float" office:value="0.7803062" calcext:value-type="float">
            <text:p>0.7803062</text:p>
          </table:table-cell>
          <table:table-cell table:style-name="ce1" office:value-type="float" office:value="0.7774655" calcext:value-type="float">
            <text:p>0.7774655</text:p>
          </table:table-cell>
          <table:table-cell table:style-name="ce1" office:value-type="float" office:value="0.7772251" calcext:value-type="float">
            <text:p>0.7772251</text:p>
          </table:table-cell>
          <table:table-cell table:style-name="ce1" office:value-type="float" office:value="0.7785182" calcext:value-type="float">
            <text:p>0.7785182</text:p>
          </table:table-cell>
          <table:table-cell table:style-name="ce1" office:value-type="float" office:value="0.7747695" calcext:value-type="float">
            <text:p>0.7747695</text:p>
          </table:table-cell>
          <table:table-cell table:style-name="ce1" office:value-type="float" office:value="0.782631" calcext:value-type="float">
            <text:p>0.782631</text:p>
          </table:table-cell>
          <table:table-cell table:style-name="ce1" office:value-type="float" office:value="0.7852327" calcext:value-type="float">
            <text:p>0.7852327</text:p>
          </table:table-cell>
          <table:table-cell table:style-name="ce1" office:value-type="float" office:value="0.785949" calcext:value-type="float">
            <text:p>0.785949</text:p>
          </table:table-cell>
          <table:table-cell table:style-name="ce1" office:value-type="float" office:value="0.7820135" calcext:value-type="float">
            <text:p>0.7820135</text:p>
          </table:table-cell>
          <table:table-cell table:style-name="ce1" office:value-type="float" office:value="0.7860289" calcext:value-type="float">
            <text:p>0.7860289</text:p>
          </table:table-cell>
          <table:table-cell table:style-name="ce1" office:value-type="string" calcext:value-type="string">
            <text:p>0x1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office:value-type="float" office:value="7956962" calcext:value-type="float">
            <text:p>7956962</text:p>
          </table:table-cell>
          <table:table-cell table:style-name="ce1" office:value-type="float" office:value="7967208" calcext:value-type="float">
            <text:p>7967208</text:p>
          </table:table-cell>
          <table:table-cell table:style-name="ce1" office:value-type="float" office:value="7959469" calcext:value-type="float">
            <text:p>7959469</text:p>
          </table:table-cell>
          <table:table-cell table:style-name="ce1" office:value-type="float" office:value="80000161" calcext:value-type="float">
            <text:p>80000161</text:p>
          </table:table-cell>
          <table:table-cell table:style-name="ce1" office:value-type="float" office:value="7884301" calcext:value-type="float">
            <text:p>7884301</text:p>
          </table:table-cell>
          <table:table-cell table:style-name="ce1" office:value-type="float" office:value="8001145" calcext:value-type="float">
            <text:p>8001145</text:p>
          </table:table-cell>
          <table:table-cell table:style-name="ce1" office:value-type="float" office:value="8055648" calcext:value-type="float">
            <text:p>8055648</text:p>
          </table:table-cell>
          <table:table-cell table:style-name="ce1" office:value-type="float" office:value="80788371" calcext:value-type="float">
            <text:p>80788371</text:p>
          </table:table-cell>
          <table:table-cell table:style-name="ce1" office:value-type="float" office:value="8013389" calcext:value-type="float">
            <text:p>8013389</text:p>
          </table:table-cell>
          <table:table-cell table:style-name="ce1" office:value-type="float" office:value="7994957" calcext:value-type="float">
            <text:p>7994957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office:value-type="float" office:value="8182769" calcext:value-type="float">
            <text:p>8182769</text:p>
          </table:table-cell>
          <table:table-cell table:style-name="ce1" office:value-type="float" office:value="8183047" calcext:value-type="float">
            <text:p>8183047</text:p>
          </table:table-cell>
          <table:table-cell table:style-name="ce1" office:value-type="float" office:value="8182852" calcext:value-type="float">
            <text:p>8182852</text:p>
          </table:table-cell>
          <table:table-cell table:style-name="ce1" office:value-type="float" office:value="8183324" calcext:value-type="float">
            <text:p>8183324</text:p>
          </table:table-cell>
          <table:table-cell table:style-name="ce1" office:value-type="float" office:value="8182631" calcext:value-type="float">
            <text:p>8182631</text:p>
          </table:table-cell>
          <table:table-cell table:style-name="ce1" office:value-type="float" office:value="81830072" calcext:value-type="float">
            <text:p>81830072</text:p>
          </table:table-cell>
          <table:table-cell table:style-name="ce1" office:value-type="float" office:value="81835134" calcext:value-type="float">
            <text:p>81835134</text:p>
          </table:table-cell>
          <table:table-cell table:style-name="ce1" office:value-type="float" office:value="8183710" calcext:value-type="float">
            <text:p>8183710</text:p>
          </table:table-cell>
          <table:table-cell table:style-name="ce1" office:value-type="float" office:value="8182977" calcext:value-type="float">
            <text:p>8182977</text:p>
          </table:table-cell>
          <table:table-cell table:style-name="ce1" office:value-type="float" office:value="8184320" calcext:value-type="float">
            <text:p>8184320</text:p>
          </table:table-cell>
          <table:table-cell table:style-name="ce1" table:number-columns-repeated="2"/>
          <table:table-cell table:number-columns-repeated="2"/>
        </table:table-row>
        <table:table-row table:style-name="ro2" table:number-rows-repeated="2">
          <table:table-cell table:style-name="ce1" table:number-columns-repeated="13"/>
          <table:table-cell table:number-columns-repeated="2"/>
        </table:table-row>
        <table:table-row table:style-name="ro2">
          <table:table-cell/>
          <table:table-cell table:style-name="ce5"/>
          <table:table-cell table:number-columns-repeated="13"/>
        </table:table-row>
        <table:table-row table:style-name="ro2" table:number-rows-repeated="4">
          <table:table-cell table:number-columns-repeated="15"/>
        </table:table-row>
        <table:table-row table:style-name="ro3">
          <table:table-cell table:number-columns-repeated="14"/>
          <table:table-cell table:style-name="ce6" office:value-type="string" calcext:value-type="string">
            <text:p>memtest -m 5 -c 0 -i 100</text:p>
          </table:table-cell>
        </table:table-row>
        <table:table-row table:style-name="ro4">
          <table:table-cell table:number-columns-repeated="14"/>
          <table:table-cell table:style-name="ce6" office:value-type="string" calcext:value-type="string">
            <text:p>10次</text:p>
          </table:table-cell>
        </table:table-row>
        <table:table-row table:style-name="ro3">
          <table:table-cell table:number-columns-repeated="14"/>
          <table:table-cell table:style-name="ce6" office:value-type="string" calcext:value-type="string">
            <text:p>时间和</text:p>
          </table:table-cell>
        </table:table-row>
        <table:table-row table:style-name="ro3">
          <table:table-cell table:number-columns-repeated="14"/>
          <table:table-cell table:style-name="ce6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616" calcext:value-type="float">
            <text:p>0.77761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7825479" calcext:value-type="float">
            <text:p>7825479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4130" calcext:value-type="float">
            <text:p>8184130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684" calcext:value-type="float">
            <text:p>0.77768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7954044" calcext:value-type="float">
            <text:p>7954044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4205" calcext:value-type="float">
            <text:p>8184205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8207" calcext:value-type="float">
            <text:p>0.79820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94275" calcext:value-type="float">
            <text:p>8094275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4433" calcext:value-type="float">
            <text:p>8184433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352" calcext:value-type="float">
            <text:p>0.7935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45679" calcext:value-type="float">
            <text:p>8045679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8348" calcext:value-type="float">
            <text:p>8188348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364" calcext:value-type="float">
            <text:p>0.78436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07354" calcext:value-type="float">
            <text:p>8007354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3481" calcext:value-type="float">
            <text:p>8183481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89" calcext:value-type="float">
            <text:p>0.77989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7953079" calcext:value-type="float">
            <text:p>7953079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3994" calcext:value-type="float">
            <text:p>8183994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4452" calcext:value-type="float">
            <text:p>0.79445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52441" calcext:value-type="float">
            <text:p>8052441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3594" calcext:value-type="float">
            <text:p>8183594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800116" calcext:value-type="float">
            <text:p>0.80011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129827" calcext:value-type="float">
            <text:p>8129827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3445" calcext:value-type="float">
            <text:p>8183445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778" calcext:value-type="float">
            <text:p>0.773778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7885220" calcext:value-type="float">
            <text:p>7885220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4422" calcext:value-type="float">
            <text:p>8184422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662" calcext:value-type="float">
            <text:p>0.78066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02176" calcext:value-type="float">
            <text:p>8002176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3150" calcext:value-type="float">
            <text:p>8183150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30])" office:value-type="float" office:value="7.860289" calcext:value-type="float">
            <text:p>7.860289</text:p>
          </table:table-cell>
          <table:table-cell table:number-columns-repeated="2"/>
          <table:table-cell table:formula="of:=SUM([.F21:.F30])" office:value-type="float" office:value="79949574" calcext:value-type="float">
            <text:p>79949574</text:p>
          </table:table-cell>
          <table:table-cell table:number-columns-repeated="2"/>
          <table:table-cell table:formula="of:=SUM([.I21:.I30])" office:value-type="float" office:value="81843202" calcext:value-type="float">
            <text:p>818432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00/00/00</text:date>, <text:time style:data-style-name="N2" text:time-value="10:01:09.387429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9-02T16:18:39.994148325</dc:date>
    <meta:editing-duration>PT2H31M54S</meta:editing-duration>
    <meta:editing-cycles>17</meta:editing-cycles>
    <meta:generator>LibreOffice/6.0.7.3$Linux_X86_64 LibreOffice_project/00m0$Build-3</meta:generator>
    <meta:document-statistic meta:table-count="1" meta:cell-count="1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line" chart:style-name="ch1">
        <chart:legend chart:legend-position="end" svg:x="13.199cm" svg:y="4.198cm" style:legend-expansion="high" chart:style-name="ch2"/>
        <chart:plot-area chart:style-name="ch3" table:cell-range-address="Sheet1.A1:Sheet1.K2" chart:data-source-has-labels="both" svg:x="0.319cm" svg:y="0.179cm" svg:width="12.561cm" svg:height="8.636cm">
          <chartooo:coordinate-region svg:x="1.417cm" svg:y="0.378cm" svg:width="10.787cm" svg:height="7.79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1:Sheet1.K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ime 1 /s</text:p>
                <draw:g>
                  <svg:desc>Sheet1.A2:Sheet1.A2</svg:desc>
                </draw:g>
              </table:table-cell>
              <table:table-cell office:value-type="float" office:value="0.7803062">
                <text:p>0.7803062</text:p>
                <draw:g>
                  <svg:desc>Sheet1.B2:Sheet1.K2</svg:desc>
                </draw:g>
              </table:table-cell>
              <table:table-cell office:value-type="float" office:value="0.7774655">
                <text:p>0.7774655</text:p>
              </table:table-cell>
              <table:table-cell office:value-type="float" office:value="0.7772251">
                <text:p>0.7772251</text:p>
              </table:table-cell>
              <table:table-cell office:value-type="float" office:value="0.7785182">
                <text:p>0.7785182</text:p>
              </table:table-cell>
              <table:table-cell office:value-type="float" office:value="0.7747695">
                <text:p>0.7747695</text:p>
              </table:table-cell>
              <table:table-cell office:value-type="float" office:value="0.782631">
                <text:p>0.782631</text:p>
              </table:table-cell>
              <table:table-cell office:value-type="float" office:value="0.7852327">
                <text:p>0.7852327</text:p>
              </table:table-cell>
              <table:table-cell office:value-type="float" office:value="0.785949">
                <text:p>0.785949</text:p>
              </table:table-cell>
              <table:table-cell office:value-type="float" office:value="0.7820135">
                <text:p>0.7820135</text:p>
              </table:table-cell>
              <table:table-cell office:value-type="float" office:value="0.7860289">
                <text:p>0.7860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